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toshi" svg:font-family="Satoshi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style:font-name="Calibri"/>
    </style:style>
    <style:style style:name="P3" style:family="paragraph" style:parent-style-name="Text_20_body" style:list-style-name="L1">
      <style:paragraph-properties fo:padding="0.049cm" fo:border="0.06pt solid #393e40"/>
    </style:style>
    <style:style style:name="P4" style:family="paragraph" style:parent-style-name="Text_20_body">
      <style:text-properties fo:font-variant="normal" fo:text-transform="none" fo:color="#000000" loext:opacity="100%" style:font-name="Calibri" fo:font-size="14pt" fo:font-style="normal" fo:font-weight="normal"/>
    </style:style>
    <style:style style:name="P5" style:family="paragraph" style:parent-style-name="Text_20_body">
      <style:paragraph-properties fo:break-before="page"/>
      <style:text-properties fo:font-variant="normal" fo:text-transform="none" fo:color="#000000" loext:opacity="100%" style:font-name="Calibri" fo:font-size="14pt" fo:font-style="normal" fo:font-weight="normal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e5e7eb"/>
      <style:text-properties fo:font-variant="normal" fo:text-transform="none" fo:color="#000000" loext:opacity="100%" style:font-name="Calibri" fo:font-size="14pt" fo:font-style="normal" fo:font-weight="normal"/>
    </style:style>
    <style:style style:name="P7" style:family="paragraph" style:parent-style-name="Text_20_body" style:list-style-name="L2">
      <style:paragraph-properties fo:padding="0.049cm" fo:border="0.06pt solid #e5e7eb"/>
      <style:text-properties fo:font-variant="normal" fo:text-transform="none" fo:color="#000000" loext:opacity="100%" style:font-name="Calibri" fo:font-size="14pt" fo:font-style="normal" fo:font-weight="normal"/>
    </style:style>
    <style:style style:name="P8" style:family="paragraph" style:parent-style-name="Text_20_body">
      <style:paragraph-properties fo:padding="0.049cm" fo:border="0.06pt solid #393e40"/>
      <style:text-properties style:font-name="Calibri"/>
    </style:style>
    <style:style style:name="P9" style:family="paragraph" style:parent-style-name="Text_20_body" style:list-style-name="L1">
      <style:paragraph-properties fo:padding="0.049cm" fo:border="0.06pt solid #393e40"/>
      <style:text-properties style:font-name="Calibri"/>
    </style:style>
    <style:style style:name="P10" style:family="paragraph" style:parent-style-name="Text_20_body" style:list-style-name="L3"/>
    <style:style style:name="T1" style:family="text">
      <style:text-properties style:font-name="Calibri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baff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mo desenvolvedor júnior SAP ABAP, é importante que você tenha uma compreensão sólida dos conceitos fundamentais do ABAP e das principais funcionalidades do sistema SAP. Aqui estão alguns tópicos importantes para estudar:</text:p>
      <text:list text:style-name="L1">
        <text:list-item>
          <text:p text:style-name="P9">Fundamentos do ABAP: É importante ter uma compreensão completa dos fundamentos do ABAP, incluindo tipos de dados, operadores, funções e estruturas de controle de fluxo.</text:p>
        </text:list-item>
        <text:list-item>
          <text:p text:style-name="P3"><text:span text:style-name="T1">ABAP Dictionary: O ABAP Dictionary é usado para definir e gerenciar objetos de banco de dados em sistemas SAP. É importante que você esteja familiarizado com a criação de tabelas, tipos de </text:span><text:span text:style-name="T2">dados</text:span><text:span text:style-name="T1">, visualizações e outras ferramentas do ABAP Dictionary.</text:span></text:p>
        </text:list-item>
        <text:list-item>
          <text:p text:style-name="P9">Programação de transações: Você deve ser capaz de criar programas de transações que executam funções específicas em sistemas SAP.</text:p>
        </text:list-item>
        <text:list-item>
          <text:p text:style-name="P9">Módulos de Função: Os módulos de função são componentes reutilizáveis que podem ser usados em vários programas ABAP. É importante que você entenda como criar e usar módulos de função.</text:p>
        </text:list-item>
        <text:list-item>
          <text:p text:style-name="P9">Programação orientada a objetos: A programação orientada a objetos é uma abordagem moderna de desenvolvimento de software. É importante que você esteja familiarizado com os conceitos fundamentais da programação orientada a objetos em ABAP.</text:p>
        </text:list-item>
        <text:list-item>
          <text:p text:style-name="P9">Enhancements e <text:span text:style-name="T4">User-Exits:</text:span> É importante que você saiba como usar enhancements e user-exits para estender a funcionalidade de programas padrão em sistemas SAP.</text:p>
        </text:list-item>
        <text:list-item>
          <text:p text:style-name="P9">Smart Forms e <text:span text:style-name="T4">SAPScript:</text:span> Essas são as ferramentas usadas para criar formulários em sistemas SAP. É importante que você esteja familiarizado com a criação e modificação de formulários em SAP.</text:p>
        </text:list-item>
        <text:list-item>
          <text:p text:style-name="P9"><text:span text:style-name="T4">SAP NetWeaver:</text:span> O SAP NetWeaver é a plataforma de aplicativos da SAP. É importante que você entenda como o SAP NetWeaver é usado para integrar diferentes componentes do sistema SAP.</text:p>
        </text:list-item>
        <text:list-item>
          <text:p text:style-name="P9">Web Dynpro: O Web Dynpro é uma ferramenta para desenvolvimento de aplicativos SAP baseados na web. É importante que você saiba como usar o Web Dynpro para criar aplicativos da web em sistemas SAP.</text:p>
        </text:list-item>
        <text:list-item>
          <text:p text:style-name="P9">ABAP Objects: ABAP Objects é uma extensão da linguagem ABAP que suporta programação orientada a objetos. É importante que você saiba como usar ABAP Objects para criar aplicativos SAP robustos e escaláveis.</text:p>
        </text:list-item>
      </text:list>
      <text:p text:style-name="P4"/>
      <text:p text:style-name="P5">Um desenvolvedor júnior SAP que trabalha com ABAP deve estudar tópicos como:</text:p>
      <text:list text:style-name="L2">
        <text:list-item>
          <text:p text:style-name="P6">Conceitos básicos de programação ABAP, como estruturas de controle de fluxo, tipos de dados, variáveis, operadores e funções </text:p>
        </text:list-item>
        <text:list-item>
          <text:p text:style-name="P6">Desenvolvimento de relatórios ABAP usando ferramentas como o SAP Query, ALV Grid e ALV List </text:p>
        </text:list-item>
        <text:list-item>
          <text:p text:style-name="P6">Desenvolvimento de formulários usando ferramentas como o Smart Forms e SAPscript </text:p>
        </text:list-item>
        <text:list-item>
          <text:p text:style-name="P6">Desenvolvimento de interfaces de usuário usando BAPIs, RFCs, e ALE/IDOCs </text:p>
        </text:list-item>
        <text:list-item>
          <text:p text:style-name="P6">Desenvolvimento de módulos de função ABAP para integração com outros sistemas </text:p>
        </text:list-item>
        <text:list-item>
          <text:p text:style-name="P6">Desenvolvimento de programas ABAP orientados a objetos </text:p>
        </text:list-item>
        <text:list-item>
          <text:p text:style-name="P6">Conhecimento de técnicas de depuração e teste para garantir a qualidade do código </text:p>
        </text:list-item>
        <text:list-item>
          <text:p text:style-name="P7">Conhecimento de como trabalhar com o SAP NetWeaver Application Server e o SAP HANA </text:p>
        </text:list-item>
      </text:list>
      <text:p text:style-name="P4">Esses são apenas alguns dos tópicos que um desenvolvedor júnior SAP deve estudar em um sistema ABAP.</text:p>
      <text:p text:style-name="P2"/>
      <text:h text:style-name="P1" text:outline-level="1">Recomendação do Supervisor</text:h>
      <text:list xml:id="list779611250" text:style-name="L3">
        <text:list-item>
          <text:p text:style-name="P10">BAPI para criacao de transporte</text:p>
        </text:list-item>
        <text:list-item>
          <text:p text:style-name="P10">smartforms, Agora pegando das tabelas standard e geran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toshi" svg:font-family="Satosh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14:11:18.271000000</meta:creation-date>
    <dc:date>2023-04-25T14:37:14.761000000</dc:date>
    <meta:editing-duration>PT25M53S</meta:editing-duration>
    <meta:editing-cycles>7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24" meta:word-count="493" meta:character-count="3109" meta:non-whitespace-character-count="2652"/>
  </office:meta>
</office:document-meta>
</file>